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Arial" fo:font-size="10.5pt" officeooo:paragraph-rsid="003de997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3de997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e997" style:font-size-asian="10pt" style:font-size-complex="10pt"/>
    </style:style>
    <style:style style:name="P13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de99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04602" fo:background-color="#fff200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officeooo:paragraph-rsid="00404602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2def9c"/>
    </style:style>
    <style:style style:name="T9" style:family="text">
      <style:text-properties officeooo:rsid="003013e5"/>
    </style:style>
    <style:style style:name="T10" style:family="text">
      <style:text-properties officeooo:rsid="002c94e5"/>
    </style:style>
    <style:style style:name="T11" style:family="text">
      <style:text-properties style:use-window-font-color="true" officeooo:rsid="00406370" fo:background-color="transparent" loext:char-shading-value="0"/>
    </style:style>
    <style:style style:name="T12" style:family="text">
      <style:text-properties style:use-window-font-color="true" fo:font-size="10pt" officeooo:rsid="00406370" fo:background-color="transparent" loext:char-shading-value="0" style:font-size-asian="10pt" style:font-size-complex="10pt"/>
    </style:style>
    <style:style style:name="T13" style:family="text">
      <style:text-properties style:use-window-font-color="true" fo:font-size="10pt" fo:font-style="normal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fo:font-size="10pt" fo:font-style="normal" fo:font-weight="normal" officeooo:rsid="00463a5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6" style:family="text">
      <style:text-properties style:use-window-font-color="true" style:font-name="Arial" fo:font-size="10pt" fo:font-style="normal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font-name="Arial" fo:font-size="10pt" fo:font-style="normal" fo:font-weight="normal" officeooo:rsid="004046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officeooo:rsid="00406370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officeooo:rsid="00404602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6"><text:span text:style-name="T15"><office:annotation><dc:creator>Gauthier Bastien</dc:creator><dc:date>2011-01-13T14:56:41</dc:date><text:p text:style-name="P17">do text</text:p><text:p text:style-name="P17">from document(at=eer, format='odt')</text:p></office:annotation></text:span><text:span text:style-name="T16">Import depuis </text:span><text:span text:style-name="T17">eer</text:span><text:span text:style-name="T16">.odt</text:span></text:p>
            <text:p text:style-name="P15"><text:span text:style-name="T13"/></text:p>
            <text:p text:style-name="P13">RECOMMANDÉ</text:p>
          </table:table-cell>
        </table:table-row>
      </table:table>
      <text:p text:style-name="P10"/>
      <text:p text:style-name="P2">Transmis<text:span text:style-name="T5">sion</text:span> <text:span text:style-name="T4">des éléments de l'enquête publique</text:span></text:p>
      <text:p text:style-name="P3">de permis intégré</text:p>
      <text:p text:style-name="P1"/>
      <text:p text:style-name="P14"/>
      <text:p text:style-name="P8"/>
      <text:p text:style-name="P4"><office:annotation><dc:creator>Gauthier Bastien</dc:creator><dc:date>2011-02-16T16:12:24</dc:date><text:p text:style-name="P17"><text:span text:style-name="T24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23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0">Monsieur le Fonctionnaire des implantations commerciales</text:span>,</text:p>
      <text:p text:style-name="P4"/>
      <text:p text:style-name="P5">Conformément au <text:span text:style-name="T9">décret du 5 février 2015 relatif aux implantations commerciales et à votre courrier </text:span><text:span text:style-name="T9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6"/>
      <text:p text:style-name="P7">Nous vous en souhaitons bonne réception et nous vous prions d'agréer, <text:span text:style-name="T8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43.127716078</dc:date>
    <dc:language>fr-FR</dc:language>
    <meta:editing-cycles>122</meta:editing-cycles>
    <meta:editing-duration>P1DT10H20M28S</meta:editing-duration>
    <meta:document-statistic meta:table-count="1" meta:image-count="0" meta:object-count="0" meta:page-count="1" meta:paragraph-count="14" meta:word-count="123" meta:character-count="954" meta:non-whitespace-character-count="863"/>
    <meta:user-defined meta:name="Info 1"/>
    <meta:user-defined meta:name="Info 2"/>
    <meta:user-defined meta:name="Info 3"/>
    <meta:user-defined meta:name="Info 4"/>
  </office:meta>
</office:document-meta>
</file>